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family="'Roboto Thin'" style:font-pitch="variable" fo:font-size="40pt" style:font-size-asian="40pt" style:font-size-complex="40pt"/>
    </style:style>
    <style:style style:name="P2" style:family="paragraph">
      <style:paragraph-properties fo:text-align="start"/>
      <style:text-properties fo:font-family="'Roboto Thin'" style:font-pitch="variable" fo:font-size="26pt" style:font-size-asian="26pt" style:font-size-complex="26pt"/>
    </style:style>
    <style:style style:name="T1" style:family="text">
      <style:text-properties fo:font-family="'Roboto Thin'" style:font-pitch="variable" fo:font-size="40pt" style:font-size-asian="40pt" style:font-size-complex="40pt"/>
    </style:style>
    <style:style style:name="T2" style:family="text">
      <style:text-properties fo:font-family="'Roboto Thin'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112cm" svg:height="2.109cm" svg:x="1.824cm" svg:y="15.556cm">
          <draw:text-box>
            <text:p text:style-name="P1"><text:span text:style-name="T1">3D REGISTRATION PIPELINE</text:span></text:p>
          </draw:text-box>
        </draw:frame>
        <draw:frame draw:style-name="gr1" draw:text-style-name="P2" draw:layer="layout" svg:width="21.112cm" svg:height="1.462cm" svg:x="1.778cm" svg:y="17.334cm">
          <draw:text-box>
            <text:p text:style-name="P2"><text:span text:style-name="T2">Ferran Ro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ran Roure</meta:initial-creator>
    <meta:creation-date>2014-03-13T09:59:30</meta:creation-date>
    <dc:date>2014-03-13T10:03:26</dc:date>
    <dc:creator>Ferran Roure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